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Times New Roman', Helvetica"/>
    <style:font-face style:name="EB Garamond" svg:font-family="'EB Garamond'"/>
    <style:font-face style:name="Lato Black" svg:font-family="'Lato Black'"/>
    <style:font-face style:name="Times New Roman" svg:font-family="'Times New Roman', Times, serif"/>
    <style:font-face style:name="FreeSans" svg:font-family="FreeSans" style:font-family-generic="swiss"/>
    <style:font-face style:name="Noto Sans CJK SC Regular" svg:font-family="'Noto Sans CJK SC Regular'" style:font-family-generic="swiss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0236in" style:rel-width="85%" table:align="left"/>
    </style:style>
    <style:style style:name="Table1.A" style:family="table-column">
      <style:table-column-properties style:column-width="4.7347in" style:rel-column-width="43781*"/>
    </style:style>
    <style:style style:name="Table1.B" style:family="table-column">
      <style:table-column-properties style:column-width="1.2889in" style:rel-column-width="11921*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1861in" table:align="left"/>
    </style:style>
    <style:style style:name="Table2.A" style:family="table-column">
      <style:table-column-properties style:column-width="0.2194in"/>
    </style:style>
    <style:style style:name="Table2.B" style:family="table-column">
      <style:table-column-properties style:column-width="0.9694in"/>
    </style:style>
    <style:style style:name="Table2.C" style:family="table-column">
      <style:table-column-properties style:column-width="0.9972in"/>
    </style:style>
    <style:style style:name="Table2.A1" style:family="table-cell">
      <style:table-cell-properties style:vertical-align="middle" fo:padding="0.0194in" fo:border="none"/>
    </style:style>
    <style:style style:name="Table360" style:family="table">
      <style:table-properties style:width="3.2472in" table:align="left"/>
    </style:style>
    <style:style style:name="Table360.A" style:family="table-column">
      <style:table-column-properties style:column-width="3.2472in"/>
    </style:style>
    <style:style style:name="Table360.A1" style:family="table-cell">
      <style:table-cell-properties style:vertical-align="middle" fo:padding="0.0194in" fo:border="none"/>
    </style:style>
    <style:style style:name="Table361" style:family="table">
      <style:table-properties style:width="2.2889in" table:align="left"/>
    </style:style>
    <style:style style:name="Table361.A" style:family="table-column">
      <style:table-column-properties style:column-width="2.2889in"/>
    </style:style>
    <style:style style:name="Table361.A1" style:family="table-cell">
      <style:table-cell-properties style:vertical-align="middle" fo:padding="0.0194in" fo:border="none"/>
    </style:style>
    <style:style style:name="Table362" style:family="table">
      <style:table-properties style:width="2.65in" table:align="left"/>
    </style:style>
    <style:style style:name="Table362.A" style:family="table-column">
      <style:table-column-properties style:column-width="2.65in"/>
    </style:style>
    <style:style style:name="Table362.A1" style:family="table-cell">
      <style:table-cell-properties style:vertical-align="middle" fo:padding="0.0194in" fo:border="none"/>
    </style:style>
    <style:style style:name="Table363" style:family="table">
      <style:table-properties style:width="2.8444in" table:align="left"/>
    </style:style>
    <style:style style:name="Table363.A" style:family="table-column">
      <style:table-column-properties style:column-width="2.8444in"/>
    </style:style>
    <style:style style:name="Table363.A1" style:family="table-cell">
      <style:table-cell-properties style:vertical-align="middle" fo:padding="0.0194in" fo:border="none"/>
    </style:style>
    <style:style style:name="Table364" style:family="table">
      <style:table-properties style:width="2.5944in" table:align="left"/>
    </style:style>
    <style:style style:name="Table364.A" style:family="table-column">
      <style:table-column-properties style:column-width="2.5944in"/>
    </style:style>
    <style:style style:name="Table364.A1" style:family="table-cell">
      <style:table-cell-properties style:vertical-align="middle" fo:padding="0.0194in" fo:border="none"/>
    </style:style>
    <style:style style:name="Table365" style:family="table">
      <style:table-properties style:width="4.5667in" table:align="left"/>
    </style:style>
    <style:style style:name="Table365.A" style:family="table-column">
      <style:table-column-properties style:column-width="4.5667in"/>
    </style:style>
    <style:style style:name="Table365.A1" style:family="table-cell">
      <style:table-cell-properties style:vertical-align="middle" fo:padding="0.0194in" fo:border="none"/>
    </style:style>
    <style:style style:name="Table366" style:family="table">
      <style:table-properties style:width="3.5528in" table:align="left"/>
    </style:style>
    <style:style style:name="Table366.A" style:family="table-column">
      <style:table-column-properties style:column-width="3.5528in"/>
    </style:style>
    <style:style style:name="Table366.A1" style:family="table-cell">
      <style:table-cell-properties style:vertical-align="middle" fo:padding="0.0194in" fo:border="none"/>
    </style:style>
    <style:style style:name="Table367" style:family="table">
      <style:table-properties style:width="2.3583in" table:align="left"/>
    </style:style>
    <style:style style:name="Table367.A" style:family="table-column">
      <style:table-column-properties style:column-width="2.3583in"/>
    </style:style>
    <style:style style:name="Table367.A1" style:family="table-cell">
      <style:table-cell-properties style:vertical-align="middle" fo:padding="0.0194in" fo:border="none"/>
    </style:style>
    <style:style style:name="Table368" style:family="table">
      <style:table-properties style:width="3.275in" table:align="left"/>
    </style:style>
    <style:style style:name="Table368.A" style:family="table-column">
      <style:table-column-properties style:column-width="3.275in"/>
    </style:style>
    <style:style style:name="Table368.A1" style:family="table-cell">
      <style:table-cell-properties style:vertical-align="middle" fo:padding="0.0194in" fo:border="none"/>
    </style:style>
    <style:style style:name="Table369" style:family="table">
      <style:table-properties style:width="2.7333in" table:align="left"/>
    </style:style>
    <style:style style:name="Table369.A" style:family="table-column">
      <style:table-column-properties style:column-width="2.7333in"/>
    </style:style>
    <style:style style:name="Table369.A1" style:family="table-cell">
      <style:table-cell-properties style:vertical-align="middle" fo:padding="0.0194in" fo:border="none"/>
    </style:style>
    <style:style style:name="Table370" style:family="table">
      <style:table-properties style:width="3.3306in" table:align="left"/>
    </style:style>
    <style:style style:name="Table370.A" style:family="table-column">
      <style:table-column-properties style:column-width="3.3306in"/>
    </style:style>
    <style:style style:name="Table370.A1" style:family="table-cell">
      <style:table-cell-properties style:vertical-align="middle" fo:padding="0.0194in" fo:border="none"/>
    </style:style>
    <style:style style:name="Table371" style:family="table">
      <style:table-properties style:width="3.5667in" table:align="left"/>
    </style:style>
    <style:style style:name="Table371.A" style:family="table-column">
      <style:table-column-properties style:column-width="3.5667in"/>
    </style:style>
    <style:style style:name="Table371.A1" style:family="table-cell">
      <style:table-cell-properties style:vertical-align="middle" fo:padding="0.0194in" fo:border="none"/>
    </style:style>
    <style:style style:name="Table570" style:family="table">
      <style:table-properties style:width="3.7472in" table:align="left"/>
    </style:style>
    <style:style style:name="Table570.A" style:family="table-column">
      <style:table-column-properties style:column-width="3.7472in"/>
    </style:style>
    <style:style style:name="Table570.A1" style:family="table-cell">
      <style:table-cell-properties style:vertical-align="middle" fo:padding="0.0194in" fo:border="none"/>
    </style:style>
    <style:style style:name="Table571" style:family="table">
      <style:table-properties style:width="3.4in" table:align="left"/>
    </style:style>
    <style:style style:name="Table571.A" style:family="table-column">
      <style:table-column-properties style:column-width="3.4in"/>
    </style:style>
    <style:style style:name="Table571.A1" style:family="table-cell">
      <style:table-cell-properties style:vertical-align="middle" fo:padding="0.0194in" fo:border="none"/>
    </style:style>
    <style:style style:name="Table572" style:family="table">
      <style:table-properties style:width="3.4278in" table:align="left"/>
    </style:style>
    <style:style style:name="Table572.A" style:family="table-column">
      <style:table-column-properties style:column-width="3.4278in"/>
    </style:style>
    <style:style style:name="Table572.A1" style:family="table-cell">
      <style:table-cell-properties style:vertical-align="middle" fo:padding="0.0194in" fo:border="none"/>
    </style:style>
    <style:style style:name="Table573" style:family="table">
      <style:table-properties style:width="3.6778in" table:align="left"/>
    </style:style>
    <style:style style:name="Table573.A" style:family="table-column">
      <style:table-column-properties style:column-width="3.6778in"/>
    </style:style>
    <style:style style:name="Table573.A1" style:family="table-cell">
      <style:table-cell-properties style:vertical-align="middle" fo:padding="0.0194in" fo:border="none"/>
    </style:style>
    <style:style style:name="Table574" style:family="table">
      <style:table-properties style:width="4.3306in" table:align="left"/>
    </style:style>
    <style:style style:name="Table574.A" style:family="table-column">
      <style:table-column-properties style:column-width="4.3306in"/>
    </style:style>
    <style:style style:name="Table574.A1" style:family="table-cell">
      <style:table-cell-properties style:vertical-align="middle" fo:padding="0.0194in" fo:border="none"/>
    </style:style>
    <style:style style:name="Table575" style:family="table">
      <style:table-properties style:width="3.6361in" table:align="left"/>
    </style:style>
    <style:style style:name="Table575.A" style:family="table-column">
      <style:table-column-properties style:column-width="3.6361in"/>
    </style:style>
    <style:style style:name="Table575.A1" style:family="table-cell">
      <style:table-cell-properties style:vertical-align="middle" fo:padding="0.0194in" fo:border="none"/>
    </style:style>
    <style:style style:name="Table576" style:family="table">
      <style:table-properties style:width="3.8444in" table:align="left"/>
    </style:style>
    <style:style style:name="Table576.A" style:family="table-column">
      <style:table-column-properties style:column-width="3.8444in"/>
    </style:style>
    <style:style style:name="Table576.A1" style:family="table-cell">
      <style:table-cell-properties style:vertical-align="middle" fo:padding="0.0194in" fo:border="none"/>
    </style:style>
    <style:style style:name="Table606" style:family="table">
      <style:table-properties style:width="2.4278in" table:align="left"/>
    </style:style>
    <style:style style:name="Table606.A" style:family="table-column">
      <style:table-column-properties style:column-width="2.4278in"/>
    </style:style>
    <style:style style:name="Table606.A1" style:family="table-cell">
      <style:table-cell-properties style:vertical-align="middle" fo:padding="0.0194in" fo:border="none"/>
    </style:style>
    <style:style style:name="Table607" style:family="table">
      <style:table-properties style:width="2.4694in" table:align="left"/>
    </style:style>
    <style:style style:name="Table607.A" style:family="table-column">
      <style:table-column-properties style:column-width="2.4694in"/>
    </style:style>
    <style:style style:name="Table607.A1" style:family="table-cell">
      <style:table-cell-properties style:vertical-align="middle" fo:padding="0.0194in" fo:border="none"/>
    </style:style>
    <style:style style:name="Table608" style:family="table">
      <style:table-properties style:width="3.2611in" table:align="left"/>
    </style:style>
    <style:style style:name="Table608.A" style:family="table-column">
      <style:table-column-properties style:column-width="3.2611in"/>
    </style:style>
    <style:style style:name="Table608.A1" style:family="table-cell">
      <style:table-cell-properties style:vertical-align="middle" fo:padding="0.0194in" fo:border="none"/>
    </style:style>
    <style:style style:name="Table609" style:family="table">
      <style:table-properties style:width="2.8722in" table:align="left"/>
    </style:style>
    <style:style style:name="Table609.A" style:family="table-column">
      <style:table-column-properties style:column-width="2.8722in"/>
    </style:style>
    <style:style style:name="Table609.A1" style:family="table-cell">
      <style:table-cell-properties style:vertical-align="middle" fo:padding="0.0194in" fo:border="none"/>
    </style:style>
    <style:style style:name="Table1110" style:family="table">
      <style:table-properties style:width="3.3722in" table:align="left"/>
    </style:style>
    <style:style style:name="Table1110.A" style:family="table-column">
      <style:table-column-properties style:column-width="3.3722in"/>
    </style:style>
    <style:style style:name="Table1110.A1" style:family="table-cell">
      <style:table-cell-properties style:vertical-align="middle" fo:padding="0.0194in" fo:border="none"/>
    </style:style>
    <style:style style:name="Table1111" style:family="table">
      <style:table-properties style:width="2.9417in" table:align="left"/>
    </style:style>
    <style:style style:name="Table1111.A" style:family="table-column">
      <style:table-column-properties style:column-width="2.9417in"/>
    </style:style>
    <style:style style:name="Table1111.A1" style:family="table-cell">
      <style:table-cell-properties style:vertical-align="middle" fo:padding="0.0194in" fo:border="none"/>
    </style:style>
    <style:style style:name="Table1112" style:family="table">
      <style:table-properties style:width="2.8028in" table:align="left"/>
    </style:style>
    <style:style style:name="Table1112.A" style:family="table-column">
      <style:table-column-properties style:column-width="2.8028in"/>
    </style:style>
    <style:style style:name="Table1112.A1" style:family="table-cell">
      <style:table-cell-properties style:vertical-align="middle" fo:padding="0.0194in" fo:border="none"/>
    </style:style>
    <style:style style:name="Table1113" style:family="table">
      <style:table-properties style:width="2.3583in" table:align="left"/>
    </style:style>
    <style:style style:name="Table1113.A" style:family="table-column">
      <style:table-column-properties style:column-width="2.3583in"/>
    </style:style>
    <style:style style:name="Table1113.A1" style:family="table-cell">
      <style:table-cell-properties style:vertical-align="middle" fo:padding="0.0194in" fo:border="none"/>
    </style:style>
    <style:style style:name="Table1114" style:family="table">
      <style:table-properties style:width="3.3583in" table:align="left"/>
    </style:style>
    <style:style style:name="Table1114.A" style:family="table-column">
      <style:table-column-properties style:column-width="3.3583in"/>
    </style:style>
    <style:style style:name="Table1114.A1" style:family="table-cell">
      <style:table-cell-properties style:vertical-align="middle" fo:padding="0.0194in" fo:border="none"/>
    </style:style>
    <style:style style:name="Table1115" style:family="table">
      <style:table-properties style:width="3.3722in" table:align="left"/>
    </style:style>
    <style:style style:name="Table1115.A" style:family="table-column">
      <style:table-column-properties style:column-width="3.3722in"/>
    </style:style>
    <style:style style:name="Table1115.A1" style:family="table-cell">
      <style:table-cell-properties style:vertical-align="middle" fo:padding="0.0194in" fo:border="none"/>
    </style:style>
    <style:style style:name="Table1116" style:family="table">
      <style:table-properties style:width="2.775in" table:align="left"/>
    </style:style>
    <style:style style:name="Table1116.A" style:family="table-column">
      <style:table-column-properties style:column-width="2.775in"/>
    </style:style>
    <style:style style:name="Table1116.A1" style:family="table-cell">
      <style:table-cell-properties style:vertical-align="middle" fo:padding="0.0194in" fo:border="none"/>
    </style:style>
    <style:style style:name="Table1117" style:family="table">
      <style:table-properties style:width="2.8306in" table:align="left"/>
    </style:style>
    <style:style style:name="Table1117.A" style:family="table-column">
      <style:table-column-properties style:column-width="2.8306in"/>
    </style:style>
    <style:style style:name="Table1117.A1" style:family="table-cell">
      <style:table-cell-properties style:vertical-align="middle" fo:padding="0.0194in" fo:border="none"/>
    </style:style>
    <style:style style:name="Table1118" style:family="table">
      <style:table-properties style:width="2.7889in" table:align="left"/>
    </style:style>
    <style:style style:name="Table1118.A" style:family="table-column">
      <style:table-column-properties style:column-width="2.7889in"/>
    </style:style>
    <style:style style:name="Table1118.A1" style:family="table-cell">
      <style:table-cell-properties style:vertical-align="middle" fo:padding="0.0194in" fo:border="none"/>
    </style:style>
    <style:style style:name="Table1119" style:family="table">
      <style:table-properties style:width="2.5528in" table:align="left"/>
    </style:style>
    <style:style style:name="Table1119.A" style:family="table-column">
      <style:table-column-properties style:column-width="2.5528in"/>
    </style:style>
    <style:style style:name="Table1119.A1" style:family="table-cell">
      <style:table-cell-properties style:vertical-align="middle" fo:padding="0.0194in" fo:border="none"/>
    </style:style>
    <style:style style:name="Table1120" style:family="table">
      <style:table-properties style:width="2.3028in" table:align="left"/>
    </style:style>
    <style:style style:name="Table1120.A" style:family="table-column">
      <style:table-column-properties style:column-width="2.3028in"/>
    </style:style>
    <style:style style:name="Table1120.A1" style:family="table-cell">
      <style:table-cell-properties style:vertical-align="middle" fo:padding="0.0194in" fo:border="none"/>
    </style:style>
    <style:style style:name="P1" style:family="paragraph" style:parent-style-name="Text_20_Body.rz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3" style:family="paragraph" style:parent-style-name="Text_20_Body.nrm">
      <style:text-properties fo:font-size="10pt"/>
    </style:style>
    <style:style style:name="P4" style:family="paragraph" style:parent-style-name="Horizontal_20_Line">
      <style:paragraph-properties fo:margin-left="0in" fo:margin-right="3.5437in" fo:text-indent="0in" style:auto-text-indent="false"/>
    </style:style>
    <style:style style:name="P5" style:family="paragraph" style:parent-style-name="Horizontal_20_Line">
      <style:paragraph-properties fo:margin-left="0in" fo:margin-right="6.0244in" fo:text-indent="0in" style:auto-text-indent="false"/>
    </style:style>
    <style:style style:name="P6" style:family="paragraph" style:parent-style-name="Text_20_Body.sma">
      <style:paragraph-properties fo:text-align="end" style:justify-single-word="false"/>
    </style:style>
    <style:style style:name="P7" style:family="paragraph" style:parent-style-name="Text_20_Body.sma">
      <style:text-properties fo:font-size="10pt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fo:font-style="italic"/>
    </style:style>
    <style:style style:name="P12" style:family="paragraph" style:parent-style-name="Table_20_Contents">
      <style:paragraph-properties fo:text-align="center" style:justify-single-word="false"/>
      <style:text-properties fo:font-style="italic"/>
    </style:style>
    <style:style style:name="P13" style:family="paragraph" style:parent-style-name="Table_20_Contents">
      <style:text-properties style:text-position="33% 80%"/>
    </style:style>
    <style:style style:name="P14" style:family="paragraph" style:parent-style-name="Table_20_Contents">
      <style:paragraph-properties fo:margin-top="0in" fo:margin-bottom="0.1965in" loext:contextual-spacing="false"/>
    </style:style>
    <style:style style:name="P15" style:family="paragraph" style:parent-style-name="Table_20_Contents">
      <style:paragraph-properties fo:margin-top="0in" fo:margin-bottom="0.1965in" loext:contextual-spacing="false" fo:text-align="center" style:justify-single-word="false"/>
    </style:style>
    <style:style style:name="P16" style:family="paragraph" style:parent-style-name="Table_20_Contents">
      <style:paragraph-properties fo:margin-top="0in" fo:margin-bottom="0.1965in" loext:contextual-spacing="false" fo:text-align="end" style:justify-single-word="false"/>
    </style:style>
    <style:style style:name="P17" style:family="paragraph" style:parent-style-name="Table_20_Contents">
      <style:paragraph-properties fo:margin-top="0in" fo:margin-bottom="0.1965in" loext:contextual-spacing="false" fo:text-align="justify" style:justify-single-word="false"/>
    </style:style>
    <style:style style:name="P18" style:family="paragraph" style:parent-style-name="Text_20_body" style:master-page-name="HTML">
      <style:paragraph-properties fo:text-align="center" style:justify-single-word="false" style:page-number="auto"/>
    </style:style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Text_20_body">
      <style:paragraph-properties fo:text-align="end" style:justify-single-word="false"/>
    </style:style>
    <style:style style:name="P21" style:family="paragraph" style:parent-style-name="Heading_20_1">
      <style:paragraph-properties fo:text-align="end" style:justify-single-word="false"/>
    </style:style>
    <style:style style:name="P22" style:family="paragraph" style:parent-style-name="Heading_20_2">
      <style:paragraph-properties fo:text-align="center" style:justify-single-word="false"/>
    </style:style>
    <style:style style:name="P23" style:family="paragraph" style:parent-style-name="Heading_20_3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/>
    </style:style>
    <style:style style:name="T3" style:family="text">
      <style:text-properties style:text-position="33% 80%"/>
    </style:style>
    <style:style style:name="T4" style:family="text">
      <style:text-properties style:text-position="33% 80%" fo:font-style="italic"/>
    </style:style>
    <style:style style:name="T5" style:family="text">
      <style:text-properties style:text-position="-33% 80%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a xlink:type="simple" xlink:href="http://bse.uaio.ru/333/index.htm" text:style-name="Internet_20_link" text:visited-style-name="Visited_20_Internet_20_Link">Список книг</text:a> <text:line-break/><text:a xlink:type="simple" xlink:href="http://bse.uaio.ru/333/179.htm#psod" text:style-name="Internet_20_link" text:visited-style-name="Visited_20_Internet_20_Link">Содержание книги</text:a> </text:p>
      <text:p text:style-name="P19"><text:a xlink:type="simple" xlink:href="http://bse.uaio.ru/333/180.htm" text:style-name="Internet_20_link" text:visited-style-name="Visited_20_Internet_20_Link">Перейти к тому 2</text:a> </text:p>
      <text:p text:style-name="Horizontal_20_Line"/>
      <text:p text:style-name="P19"><text:a xlink:type="simple" xlink:href="http://bse.uaio.ru/333/sup179.jpg" office:target-frame-name="_BLANK" xlink:show="replace" text:style-name="Internet_20_link" text:visited-style-name="Visited_20_Internet_20_Link">Суперобложка тома 179</text:a> </text:p>
      <text:p text:style-name="P19"><text:a xlink:type="simple" xlink:href="http://bse.uaio.ru/333/sup179a.jpg" office:target-frame-name="_BLANK" xlink:show="replace" text:style-name="Internet_20_link" text:visited-style-name="Visited_20_Internet_20_Link">Форзац 1</text:a>    <text:a xlink:type="simple" xlink:href="http://bse.uaio.ru/333/sup179b.jpg" office:target-frame-name="_BLANK" xlink:show="replace" text:style-name="Internet_20_link" text:visited-style-name="Visited_20_Internet_20_Link">Форзац 2</text:a> </text:p>
      <text:p text:style-name="P19"><draw:frame draw:style-name="fr1" draw:name="Image1" text:anchor-type="as-char" svg:width="6.4862in" svg:height="4.5in" draw:z-index="0"><draw:image xlink:href="../БВЛ%20№%20179.%20Советская%20поэзия,%20т.%201._files/obl179.jpg" xlink:type="simple" xlink:show="embed" xlink:actuate="onLoad" loext:mime-type="image/jpeg"/></draw:frame><text:s/></text:p>
      <text:p text:style-name="Horizontal_20_Line"/>
      <text:p text:style-name="P20"><draw:frame draw:style-name="fr1" draw:name="Image2" text:anchor-type="as-char" svg:width="0.7083in" svg:height="0.6665in" draw:z-index="1"><draw:image xlink:href="../БВЛ%20№%20179.%20Советская%20поэзия,%20т.%201._files/179-1.jpg" xlink:type="simple" xlink:show="embed" xlink:actuate="onLoad" loext:mime-type="image/jpeg"/></draw:frame><text:s/>Библиотека<text:line-break/>всемирной литературы </text:p>
      <text:p text:style-name="P19"> <text:line-break/> <text:line-break/>  </text:p>
      <text:p text:style-name="P6">Серия третья * * * <text:line-break/>—————————— <text:line-break/>Литература XX века </text:p>
      <text:p text:style-name="Horizontal_20_Line"/>
      <text:p text:style-name="Text_20_body">РЕДАКЦИОННЫЙ СОВЕТ <text:line-break/>БИБЛИОТЕКИ <text:line-break/>ВСЕМИРНОЙ ЛИТЕРАТУРЫ </text:p>
      <text:p text:style-name="Text_20_Body.sma"><text:soft-page-break/>Абашидзе И. В. <text:line-break/>Айтматов Ч. <text:line-break/>Алексеев М. П. <text:line-break/>Бажан М. П. <text:line-break/>Благой Д. Д. <text:line-break/>Брагинский И. С. <text:line-break/>Бровка П. У. <text:line-break/>Бурсов Б. И. <text:line-break/>Бээкман В. Э. <text:line-break/>Ванаг Ю. П. <text:line-break/>Гамзатов Р. <text:line-break/>Гафуров Б. Г. <text:line-break/>Грабарь-Пассек М. Е. <text:line-break/>Грибанов Б. Т. <text:line-break/>Егоров А. Г. <text:line-break/>Ибрагимов М. <text:line-break/>Иванько С. С. <text:line-break/>Косолапов В. А. <text:line-break/>Лупан А. П. <text:line-break/>Любимов Н. М. <text:line-break/>Марков Г. М. <text:line-break/>Межелайтис Э. Б. <text:line-break/>Неупокоева И. Г. <text:line-break/>Нечкина М. В. <text:line-break/>Новиченко Л. Н. <text:line-break/>Нурпеисов А. К. <text:line-break/>Пузиков А. И. <text:line-break/>Рашидов Ш. Р. <text:line-break/>Реизов Б. Г. <text:line-break/>Сомов В. С. <text:line-break/>Тихонов Н. С. <text:line-break/>Турсун-заде М. <text:line-break/>Федин К. А. <text:line-break/>Федоренко Н. Т. <text:line-break/>Федосеев П. Н. <text:line-break/>Ханзадян С. Н. <text:line-break/>Храпченко М. В. <text:line-break/>Черноуцан И. С. <text:line-break/>Чхиквишвили И. И. <text:line-break/>Шамота Н. 3. </text:p>
      <text:p text:style-name="Horizontal_20_Line"/>
      <text:h text:style-name="Heading_20_1" text:outline-level="1">СОВЕТСКАЯ ПОЭЗИЯ</text:h>
      <text:h text:style-name="Heading_20_3" text:outline-level="3">ТОМ ПЕРВЫЙ</text:h>
      <text:p text:style-name="Text_20_body"> <text:line-break/> <text:line-break/>  </text:p>
      <text:p text:style-name="Text_20_body"><text:soft-page-break/><draw:frame draw:style-name="fr1" draw:name="Image3" text:anchor-type="as-char" svg:width="0.4028in" svg:height="0.4307in" draw:z-index="2"><draw:image xlink:href="../БВЛ%20№%20179.%20Советская%20поэзия,%20т.%201._files/179-2.jpg" xlink:type="simple" xlink:show="embed" xlink:actuate="onLoad" loext:mime-type="image/jpeg"/></draw:frame><text:s/></text:p>
      <text:p text:style-name="P4"/>
      <text:p text:style-name="Text_20_body">ИЗДАТЕЛЬСТВО <text:line-break/>«ХУДОЖЕСТВЕННАЯ ЛИТЕРАТУРА» <text:line-break/>МОСКВА • 1977 </text:p>
      <text:p text:style-name="Horizontal_20_Line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Вступительная статья<text:line-break/>Ал. Михайлова </text:p>
          </table:table-cell>
          <table:table-cell table:style-name="Table1.A1" office:value-type="string">
            <text:p text:style-name="P8">Сб<text:line-break/>С56 </text:p>
          </table:table-cell>
        </table:table-row>
      </table:table>
      <text:p text:style-name="Text_20_body"> <text:line-break/> <text:line-break/>  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С</text:p>
          </table:table-cell>
          <table:table-cell table:style-name="Table2.A1" office:value-type="string">
            <text:p text:style-name="Table_20_Contents"><text:span text:style-name="T1">70500-294</text:span><text:line-break/>028 (01)-77</text:p>
          </table:table-cell>
          <table:table-cell table:style-name="Table2.A1" office:value-type="string">
            <text:p text:style-name="Table_20_Contents">подписное </text:p>
          </table:table-cell>
        </table:table-row>
      </table:table>
      <text:p text:style-name="Text_20_Body.nrm">© Издательство «Художественная литература», 1977 г. </text:p>
      <text:p text:style-name="Horizontal_20_Line"/>
      <text:p text:style-name="P1">ПАВЛО ТЫЧИНА <text:line-break/>(1891—1967) <text:line-break/><text:span text:style-name="T2">С украинского</text:span> </text:p>
      <text:h text:style-name="P23" text:outline-level="3">НА МАЙДАНЕ</text:h>
      <table:table table:name="Table360" table:style-name="Table360">
        <table:table-column table:style-name="Table360.A"/>
        <table:table-row>
          <table:table-cell table:style-name="Table360.A1" office:value-type="string">
            <text:p text:style-name="P14">На майдане возле церкви <text:line-break/>революция идет. <text:line-break/>— Где чабан? — толпа взметнулась. — <text:line-break/>Он повстанцев поведет! </text:p>
            <text:p text:style-name="P14">Ну, прощайте, ждите воли! <text:line-break/>Эй, по коням! Шашки вон! — <text:line-break/>Закипело, зашумело, <text:line-break/>только марево знамен... </text:p>
          </table:table-cell>
        </table:table-row>
      </table:table>
      <text:p text:style-name="P19">204 </text:p>
      <text:p text:style-name="Horizontal_20_Line"/>
      <text:p text:style-name="P2"><text:bookmark text:name="s205"/></text:p>
      <table:table table:name="Table361" table:style-name="Table361">
        <table:table-column table:style-name="Table361.A"/>
        <table:table-row>
          <table:table-cell table:style-name="Table361.A1" office:value-type="string">
            <text:p text:style-name="P14">На майдане возле церкви <text:line-break/>шепчут матери, грустны: — <text:line-break/>Озари ты им дорогу, <text:line-break/>светел месяц, с вышины! </text:p>
            <text:p text:style-name="P14">На майдане пыль спадает. <text:line-break/>Сна — не превозмочь... <text:line-break/>Вечер. <text:line-break/>Ночь. </text:p>
            <text:p text:style-name="Text_20_Body.sma"><text:span text:style-name="T2">1918</text:span> </text:p>
          </table:table-cell>
        </table:table-row>
      </table:table>
      <text:h text:style-name="P23" text:outline-level="3">ОЙ, УПАЛ БОЕЦ С КОНЯ...</text:h>
      <table:table table:name="Table362" table:style-name="Table362">
        <table:table-column table:style-name="Table362.A"/>
        <table:table-row>
          <table:table-cell table:style-name="Table362.A1" office:value-type="string">
            <text:p text:style-name="P14">Ой, упал боец с коня <text:line-break/><text:soft-page-break/>и припал к снегам. <text:line-break/>— Слава! Слава! — докатилось <text:line-break/>и легло к ногам. </text:p>
            <text:p text:style-name="P14">И поднес тогда он руку <text:line-break/>к сердцу своему. <text:line-break/>Был бы рад еще такую <text:line-break/>пережить зиму. </text:p>
            <text:p text:style-name="P14">Ой, рубили мы врагов <text:line-break/>да на всех фронтах! <text:line-break/>Сел на грудь, закаркал ворон, <text:line-break/>черный ворон-птах. </text:p>
            <text:p text:style-name="P14">Грянул революцьонер — <text:line-break/>зашатался свет! <text:line-break/>Умирая в чистом поле, <text:line-break/>всем послал привет. </text:p>
            <text:p text:style-name="Text_20_Body.sma"><text:span text:style-name="T2">1918</text:span> </text:p>
          </table:table-cell>
        </table:table-row>
      </table:table>
      <text:h text:style-name="P23" text:outline-level="3">НЕ ЗЕВС, НЕ ПАН...</text:h>
      <table:table table:name="Table363" table:style-name="Table363">
        <table:table-column table:style-name="Table363.A"/>
        <table:table-row>
          <table:table-cell table:style-name="Table363.A1" office:value-type="string">
            <text:p text:style-name="Table_20_Contents">Не Зевс, не Пан, не Дух святой, — <text:line-break/>Но в Солнечных Кларнетах <text:line-break/>Вселенской жизни ритм и строй. <text:line-break/>Звучащий на планетах. </text:p>
          </table:table-cell>
        </table:table-row>
      </table:table>
      <text:p text:style-name="P19">205 </text:p>
      <text:p text:style-name="Horizontal_20_Line"/>
      <text:p text:style-name="P2"><text:bookmark text:name="s206"/></text:p>
      <table:table table:name="Table364" table:style-name="Table364">
        <table:table-column table:style-name="Table364.A"/>
        <table:table-row>
          <table:table-cell table:style-name="Table364.A1" office:value-type="string">
            <text:p text:style-name="P14">Я был — не Я. Туманный сон, <text:line-break/>Мечтанья, призыванья, <text:line-break/>И тьмы властительной хитон, <text:line-break/>И чьих-то рук касанья. </text:p>
            <text:p text:style-name="P14">Проснулся Я, и стал я — Ты: <text:line-break/>Вокруг меня волною <text:line-break/>Встают миры из темноты <text:line-break/>Симфонией сплошною. </text:p>
            <text:p text:style-name="P14">И, в ней ответно прозвенев, <text:line-break/>Летел я в блеснах, светах... <text:line-break/>Отныне знаю: Ты — не Гнев, <text:line-break/>Ты — в Солнечных Кларнетах! </text:p>
            <text:p text:style-name="Text_20_Body.sma"><text:span text:style-name="T2">1918</text:span> </text:p>
          </table:table-cell>
        </table:table-row>
      </table:table>
      <text:h text:style-name="P23" text:outline-level="3">ПЛУГ</text:h>
      <table:table table:name="Table365" table:style-name="Table365">
        <table:table-column table:style-name="Table365.A"/>
        <table:table-row>
          <table:table-cell table:style-name="Table365.A1" office:value-type="string">
            <text:p text:style-name="P8"><text:span text:style-name="T2">Евгену Тычине</text:span> Ветер. </text:p>
          </table:table-cell>
        </table:table-row>
        <table:table-row>
          <table:table-cell table:style-name="Table365.A1" office:value-type="string">
            <text:p text:style-name="P14">Не ветер — буря! <text:line-break/>Дробит, ломает, с землей вырывает... <text:line-break/>За черными тучами (громом! над кручами!), <text:line-break/>за черными тучами мильон мильонов мускулистых рук... <text:line-break/>Катит. В землю врезает <text:line-break/>(будь то город, дорога, луг), в землю плуг. <text:line-break/><text:soft-page-break/>А на земле люди, звери, сады, <text:line-break/>а на земле алтари и боги: <text:line-break/>о, пройди над нами, строгий, рассуди! <text:line-break/>И были такие, что прочь убегали <text:line-break/>в пещеры, озера, леса. <text:line-break/>«Что нам несут небеса?» — <text:line-break/>взывали. <text:line-break/>И никто не ударил в кимвал. <text:line-break/>(Огневого коня ветер гнал — <text:line-break/>огневого коня — <text:line-break/>в ночи.) <text:line-break/>И только их мертвые, стылые очи <text:line-break/>повстречали красу нового дня! <text:line-break/>Очи. </text:p>
            <text:p text:style-name="Text_20_Body.sma"><text:span text:style-name="T2">1919</text:span> </text:p>
          </table:table-cell>
        </table:table-row>
      </table:table>
      <text:p text:style-name="P19">206 </text:p>
      <text:p text:style-name="Horizontal_20_Line"/>
      <text:h text:style-name="P23" text:outline-level="3"><text:bookmark text:name="s207"/>ЗА ВСЕХ СКАЖУ...</text:h>
      <table:table table:name="Table366" table:style-name="Table366">
        <table:table-column table:style-name="Table366.A"/>
        <table:table-row>
          <table:table-cell table:style-name="Table366.A1" office:value-type="string">
            <text:p text:style-name="P14">За всех скажу, за всех переболею, <text:line-break/>мне каждый час — на исповедь, на суд. <text:line-break/>Глубинами души не обмелею, <text:line-break/>вершинами раскрыленно расту. </text:p>
            <text:p text:style-name="P14">Еще вовек так сердце не мужало! <text:line-break/>Не раскалялся так мой дух в огне! <text:line-break/>О ясный дух — без яда и без жала — <text:line-break/>давно ты спишь? — Вот новый день ко мне <text:line-break/>пришел, всего наполнил, — я вдыхаю <text:line-break/>здоровье новое, я вижу цель. <text:line-break/>Нет, не мечтаю, глаз не закрываю, — <text:line-break/>ирония и гордость на лице, <text:line-break/>ирония... </text:p>
            <text:p text:style-name="P14">Дорогие, какое мне дело, <text:line-break/>первый я поэт иль последний? <text:line-break/>Надевайте короны и смело <text:line-break/>отверзайте уста... </text:p>
            <text:p text:style-name="P14">Дорогие, какое мне дело, <text:line-break/>поздний я предтеча иль ранний? <text:line-break/>Что ж, играйте в пророков и смело <text:line-break/>отверзайте уста... </text:p>
            <text:p text:style-name="P14">Там, за мною, за мною, за мною, <text:line-break/>столько их из глухих деревень! <text:line-break/>А навстречу железной стопою <text:line-break/>наступающий день. </text:p>
            <text:p text:style-name="P14">Там, за мною, за мною, за мною, <text:line-break/>столько их от сохи, от станков. <text:line-break/>Предо мною счастливое море, <text:line-break/>море голов... <text:line-break/><text:soft-page-break/>Ну, куда же теперь я направлюсь, <text:line-break/>как же мне оглянуться на вас, <text:line-break/>если солнцем пронизан мой разум, <text:line-break/>солнцем — уста!.. </text:p>
          </table:table-cell>
        </table:table-row>
      </table:table>
      <text:p text:style-name="P19">207 </text:p>
      <text:p text:style-name="Horizontal_20_Line"/>
      <text:p text:style-name="P2"><text:bookmark text:name="s208"/></text:p>
      <table:table table:name="Table367" table:style-name="Table367">
        <table:table-column table:style-name="Table367.A"/>
        <table:table-row>
          <table:table-cell table:style-name="Table367.A1" office:value-type="string">
            <text:p text:style-name="P14">Я дорос, моя сила дозрела, <text:line-break/>я увидел далекий рассвет. <text:line-break/>Дорогие, какое мне дело, <text:line-break/>первый я или нет? </text:p>
            <text:p text:style-name="Text_20_Body.sma"><text:span text:style-name="T2">1922</text:span> </text:p>
          </table:table-cell>
        </table:table-row>
      </table:table>
      <text:h text:style-name="P23" text:outline-level="3">ЧУВСТВО СЕМЬИ ЕДИНОЙ</text:h>
      <table:table table:name="Table368" table:style-name="Table368">
        <table:table-column table:style-name="Table368.A"/>
        <table:table-row>
          <table:table-cell table:style-name="Table368.A1" office:value-type="string">
            <text:p text:style-name="P14">Я сторонюсь чужих и чуждых <text:line-break/>болот, трясин и мелких бродов. <text:line-break/>Сияет радугою дружбы <text:line-break/>мне единение народов. </text:p>
            <text:p text:style-name="P14">Оно такой встает вершиной! <text:line-break/>Оно таким дыханьем дышит! <text:line-break/>Ударишь громом в сердцевину — <text:line-break/>и гром другой в горах услышишь. </text:p>
            <text:p text:style-name="P14">И гром другой взрывает дали, <text:line-break/>и радуешься, молодея, <text:line-break/>что стала радуга из стали, <text:line-break/>сердца народов дружбой грея. </text:p>
            <text:p text:style-name="P14">И сам ты вдруг — как гром над кровлей, <text:line-break/>как молниями озаренный, <text:line-break/>как будто вынил на здоровье <text:line-break/>из родника воды студеной. </text:p>
            <text:p text:style-name="P14">Ой, выпил, выпил да утерся, <text:line-break/>и припадаешь снова, снова, <text:line-break/>и открываешь первородство <text:line-break/>в глубинах языка чужого. </text:p>
            <text:p text:style-name="P14">Его коснешься ты — все мягче, <text:line-break/>все легче он тебе сдается, — <text:line-break/>хоть слово сказано иначе, <text:line-break/>но суть в нем наша остается. </text:p>
            <text:p text:style-name="P14">Как будто так: в руках подкова <text:line-break/>упругая все гнется, гнется, <text:line-break/>и разом вдруг — чужое слово <text:line-break/>в родной язык родным ворвется. </text:p>
          </table:table-cell>
        </table:table-row>
      </table:table>
      <text:p text:style-name="P19">208 </text:p>
      <text:p text:style-name="Horizontal_20_Line"/>
      <text:p text:style-name="P2"><text:bookmark text:name="s209"/></text:p>
      <table:table table:name="Table369" table:style-name="Table369">
        <table:table-column table:style-name="Table369.A"/>
        <text:soft-page-break/>
        <table:table-row>
          <table:table-cell table:style-name="Table369.A1" office:value-type="string">
            <text:p text:style-name="P14">То не язык, не просто звуки, <text:line-break/>не слов блуждающие льдины, <text:line-break/>слышны в них труд, и пот, и муки <text:line-break/>живой союз семьи единой. </text:p>
            <text:p text:style-name="P14">В них шум лесов, цветенье поля <text:line-break/>и волны радости народной. <text:line-break/>В них единенье, кровь и воля <text:line-break/>от давних дней и по сегодня. </text:p>
            <text:p text:style-name="P14">И вносишь ты чужое слово <text:line-break/>в язык прекрасный и богатый. <text:line-break/>А это входит все в основу <text:line-break/>победы пролетариата. </text:p>
            <text:p text:style-name="Text_20_Body.sma"><text:span text:style-name="T2">1936</text:span> </text:p>
          </table:table-cell>
        </table:table-row>
      </table:table>
      <text:h text:style-name="P23" text:outline-level="3">Я УТВЕРЖДАЮСЬ</text:h>
      <table:table table:name="Table370" table:style-name="Table370">
        <table:table-column table:style-name="Table370.A"/>
        <table:table-row>
          <table:table-cell table:style-name="Table370.A1" office:value-type="string">
            <text:p text:style-name="P14">Я есмь Народ, чья праведная сила <text:line-break/>ни в чьем порабощенье не была. <text:line-break/>Беда грозила мне, чума меня косила, — <text:line-break/>а сила снова расцвела. </text:p>
            <text:p text:style-name="P14">Чтоб жить — ни перед кем не унижаюсь. <text:line-break/>Чтоб жить — я все оковы разорву. <text:line-break/>Я становлюсь, я утверждаюсь, — <text:line-break/>я все живу! </text:p>
            <text:p text:style-name="P14">Захватчица! Меня ты пожирала, <text:line-break/>моих сынов казнила, дочерей, <text:line-break/>железо, хлеб и уголь расхищала... <text:line-break/>Все злее нападала, злей! </text:p>
            <text:p text:style-name="P14">Ты думала — тобою поглощаюсь? <text:line-break/>Но, подавившись, падаешь в траву... <text:line-break/>Я становлюсь, я утверждаюсь, — <text:line-break/>я все живу! </text:p>
            <text:p text:style-name="P14">Я есмь Народ, чья праведная сила <text:line-break/>ни в чьем порабощенье не была. <text:line-break/>Беда грозила мне, чума меня косила, — <text:line-break/>а сила снова расцвела. </text:p>
          </table:table-cell>
        </table:table-row>
      </table:table>
      <text:p text:style-name="P19">209 </text:p>
      <text:p text:style-name="Horizontal_20_Line"/>
      <text:p text:style-name="P2"><text:bookmark text:name="s210"/></text:p>
      <table:table table:name="Table371" table:style-name="Table371">
        <table:table-column table:style-name="Table371.A"/>
        <table:table-row>
          <table:table-cell table:style-name="Table371.A1" office:value-type="string">
            <text:p text:style-name="P14">Сыны мои, бойцы родного края, <text:line-break/>вас буду я за подвиг прославлять, — <text:line-break/>спешите же, отцов освобождая, <text:line-break/>детей спешите вызволять! </text:p>
            <text:p text:style-name="P14">На украинских и на русских нивах, <text:line-break/>на белорусских — призываю вас! — <text:line-break/>уничтожайте недругов кичливых, — <text:line-break/><text:soft-page-break/>настал отмщенья час! </text:p>
            <text:p text:style-name="P14">Пускай изранен я, но не склоняюсь: <text:line-break/>победы день предвижу и зову. <text:line-break/>Я становлюсь, я утверждаюсь, — <text:line-break/>я все живу! </text:p>
            <text:p text:style-name="P14">На поле битвы новь заколосится, <text:line-break/>мир будет с удивлением взирать: <text:line-break/>что за колосья! а земля! землица! — <text:line-break/>Ну, как же не сиять? </text:p>
            <text:p text:style-name="P14">И я сияю, в выси устремляюсь, <text:line-break/>своих орлят скликаю к торжеству... <text:line-break/>Я становлюсь, я утверждаюсь, — <text:line-break/>я все живу! </text:p>
            <text:p text:style-name="P14">Гром орудийный в небе отгрохочет, <text:line-break/>и жизнь опять пойдет на мирный лад: <text:line-break/>в полях косилки застрекочут, <text:line-break/>заводы загудят. </text:p>
            <text:p text:style-name="P14">И я могучей жизнью наполняюсь, <text:line-break/>как солнце, озаряю синеву... <text:line-break/>Я становлюсь, я утверждаюсь, — <text:line-break/>я все живу! </text:p>
            <text:p text:style-name="P14">Я есмь Народ, чья праведная сила <text:line-break/>ни в чьем порабощенье не была. <text:line-break/>Беда грозила мне, чума меня косила, — <text:line-break/>а сила снова расцвела. </text:p>
            <text:p text:style-name="P14">Фашистский змий, дрожи! Я распрямляюсь! <text:line-break/>А ты лежишь, поверженный, во рву. <text:line-break/>Я становлюсь, я утверждаюсь, — <text:line-break/>я все живу! </text:p>
            <text:p text:style-name="Text_20_Body.sma"><text:span text:style-name="T2">1943</text:span> </text:p>
          </table:table-cell>
        </table:table-row>
      </table:table>
      <text:p text:style-name="P19">210 </text:p>
      <text:p text:style-name="Horizontal_20_Line"/>
      <text:p text:style-name="P1">КОНДРАТ КРАПИВА <text:line-break/>(Род. в 1896 г.) <text:line-break/><text:span text:style-name="T2">С белорусского</text:span> </text:p>
      <text:h text:style-name="P23" text:outline-level="3">МОДА</text:h>
      <table:table table:name="Table570" table:style-name="Table570">
        <table:table-column table:style-name="Table570.A"/>
        <table:table-row>
          <table:table-cell table:style-name="Table570.A1" office:value-type="string">
            <text:p text:style-name="Table_20_Contents">Раз из больницы — в шлепанцах, в халате — <text:line-break/>Сбежала женщина одна... <text:line-break/>Тут надобно заметить кстати, <text:line-break/>Что чуть не с детских лет она <text:line-break/>Усердно поклонялась модам, <text:line-break/>Причем — все увлеченней с каждым годом. </text:p>
          </table:table-cell>
        </table:table-row>
      </table:table>
      <text:p text:style-name="P19">307 </text:p>
      <text:p text:style-name="Horizontal_20_Line"/>
      <text:p text:style-name="P2"><text:bookmark text:name="s308"/><text:soft-page-break/></text:p>
      <table:table table:name="Table571" table:style-name="Table571">
        <table:table-column table:style-name="Table571.A"/>
        <table:table-row>
          <table:table-cell table:style-name="Table571.A1" office:value-type="string">
            <text:p text:style-name="Table_20_Contents">Свихнувшись в увлеченье той, <text:line-break/>Попала в сумасшедший дом. <text:line-break/>И вот покинула лечучрежденье это. <text:line-break/>А было, между прочим, лето. <text:line-break/>Махнув через забор, шагая все вперед, <text:line-break/>Пришла несчастная в какой-то огород — <text:line-break/>И со старанием, с любовью <text:line-break/>Взялась там уснащать копну своих волоо <text:line-break/>И луком, и укропом, и морковью — <text:line-break/>Всем, что на грядках разрослось... <text:line-break/>Потом, в халате нараспашку, <text:line-break/>Она по улице пошла, как королева... <text:line-break/>Посмотришь — просто жаль бедняжку! <text:line-break/>Однако следом, справа, слева <text:line-break/>Бежали ротозеи, лоботрясы, — <text:line-break/>Десятка три. <text:line-break/>Хихикали, точили лясы: <text:line-break/>— Что делается, а?.. Ты посмотри!.. — <text:line-break/>А франт какой-то, говорят, <text:line-break/>Нашел весьма пикантным тот наряд, <text:line-break/>Промолвив: <text:line-break/>— Очень, очень мило!.. — <text:line-break/>Про это модницы узнали, как на грех, <text:line-break/>Вы представляете, что было?! <text:line-break/>На платьях понаделали прорех, <text:line-break/>Отверстий, вырезов, распорок <text:line-break/>И спереди и сзади — штук по сорок. <text:line-break/>Напропалую, без оглядки <text:line-break/>Работали служительницы мод... <text:line-break/>Глядь, в волосах уже не грядки, <text:line-break/>Не огород, <text:line-break/>А многополье — по такой системе: <text:line-break/>Картофель украшал собою темя, <text:line-break/>Виски — различный прочий корнеплод, <text:line-break/>Ячмень шумел под ветром на макушке, <text:line-break/>И на затылке — заросли петрушки... <text:line-break/>А для чего, простясь с покоем, <text:line-break/>Франтихи на мученья эти шли? <text:line-break/>Да чтоб шмели вокруг гудели роем <text:line-break/>(Ну, разумеется, двуногие шмели). <text:line-break/>Я думаю, и сами вы поймете, <text:line-break/>О чем я в басне речь веду. <text:line-break/>Конечно, не о севообороте!.. </text:p>
          </table:table-cell>
        </table:table-row>
      </table:table>
      <text:p text:style-name="P19">308 </text:p>
      <text:p text:style-name="Horizontal_20_Line"/>
      <text:p text:style-name="P2"><text:bookmark text:name="s309"/></text:p>
      <table:table table:name="Table572" table:style-name="Table572">
        <table:table-column table:style-name="Table572.A"/>
        <table:table-row>
          <table:table-cell table:style-name="Table572.A1" office:value-type="string">
            <text:p text:style-name="P14">Я тех имею тут в виду, <text:line-break/>Кто следует за модой слепо, <text:line-break/>Как ни была б она нелепа. <text:line-break/>Да, адресуюсь я и к женщинам при этом... <text:line-break/>Но больше — к молодым поэтам. </text:p>
            <text:p text:style-name="Text_20_Body.sma"><text:span text:style-name="T2">1926</text:span> </text:p>
          </table:table-cell>
        </table:table-row>
      </table:table>
      <text:h text:style-name="P23" text:outline-level="3"><text:soft-page-break/>ПАПА ЗАЯЦ</text:h>
      <table:table table:name="Table573" table:style-name="Table573">
        <table:table-column table:style-name="Table573.A"/>
        <table:table-row>
          <table:table-cell table:style-name="Table573.A1" office:value-type="string">
            <text:p text:style-name="Table_20_Contents">В ночном пасутся лошади у нас <text:line-break/>С весны чуть не до первого мороза... <text:line-break/>И как-то раз <text:line-break/>В рассветный час <text:line-break/>С Кобылою из одного колхоза <text:line-break/>Столкнулся Заяц около куста. <text:line-break/>Аж задрожал от носа до хвоста! <text:line-break/>Нет, не со страху: очень уж ему <text:line-break/>Пришлась по вкусу пегая Кобыла. <text:line-break/>Да и она его как будто полюбила — <text:line-break/>За что, и сам я не пойму... <text:line-break/>Однако Заяц после этой встречи <text:line-break/>Стал намекать, хвалиться в каждой речи, <text:line-break/>Что было там не просто, мол, свиданье, <text:line-break/>А... форменное бракосочетанье. <text:line-break/>Поднимет Зайца на смех кто-нибудь, <text:line-break/>А Заяц — гневно: — Протестую! <text:line-break/>Я вам сумею рты заткнуть! <text:line-break/>Увидите! Союз наш не впустую!.. — <text:line-break/>И впрямь, у пегой через год — <text:line-break/>Приплод: <text:line-break/>Буланый жеребенок-сосунок. <text:line-break/>От счастья под собою ног <text:line-break/>Не чуя, <text:line-break/>Наш Заяц-папа мчит к знакомым и к родным: <text:line-break/>— Пошли! <text:line-break/>Наследника вам показать хочу я! — <text:line-break/>И зайцы не смеются уж над ним, <text:line-break/>Смекают: «Хвастал, видно, неспроста!..» <text:line-break/>Сбежались все. И вот из-за куста <text:line-break/>Родитель гордый, потирая лапы, <text:line-break/>Им на сынка кивает: <text:line-break/>— Чем не я? <text:line-break/>Моя косинка, шустрость в нем моя, <text:line-break/>И хвост короткий, куцый, как у папы. </text:p>
          </table:table-cell>
        </table:table-row>
      </table:table>
      <text:p text:style-name="P19">309 </text:p>
      <text:p text:style-name="Horizontal_20_Line"/>
      <text:p text:style-name="P2"><text:bookmark text:name="s310"/></text:p>
      <table:table table:name="Table574" table:style-name="Table574">
        <table:table-column table:style-name="Table574.A"/>
        <table:table-row>
          <table:table-cell table:style-name="Table574.A1" office:value-type="string">
            <text:p text:style-name="P14">Так вот: чтоб впредь вы чушь в мой адрес не мололи. <text:line-break/>Кого мне полюбить? Слониху, что ли? — <text:line-break/>Валяй! — шумит братва. — <text:line-break/>Давно пора! Качать разбойника! Ура! <text:line-break/>Ай, Заяц! Ну подлец! <text:line-break/>Ну молодец! <text:line-break/>Он охмурит, кого захочет!.. — <text:line-break/>Но тут поблизости колхозный Жеребец <text:line-break/>Как вдруг заржет, как загогочет, — <text:line-break/>И длинноухие, кто в поле, кто в кусты, <text:line-break/>С «папашей» вместе дали лататы. <text:line-break/>Добавлю к басне, что она <text:line-break/>Тех личностей касается, <text:line-break/>Претензий у кого хватило б на слона, <text:line-break/>Заслуг же — меньше, чем у зайца. </text:p>
            <text:p text:style-name="Text_20_Body.sma"><text:soft-page-break/><text:span text:style-name="T2">1935</text:span> </text:p>
          </table:table-cell>
        </table:table-row>
      </table:table>
      <text:h text:style-name="P23" text:outline-level="3">ФИЛОСОФ И РЕКА</text:h>
      <table:table table:name="Table575" table:style-name="Table575">
        <table:table-column table:style-name="Table575.A"/>
        <table:table-row>
          <table:table-cell table:style-name="Table575.A1" office:value-type="string">
            <text:p text:style-name="Table_20_Contents">Намерясь разработать ряд вопросов, <text:line-break/>Надеясь истину в скитаньях обрести, <text:line-break/>По белу свету брел Философ. <text:line-break/>Брел, брел — и сбился вдруг с пути: <text:line-break/>Хотел к деревне выйти напрямки, <text:line-break/>А вышел к берегу реки. <text:line-break/>Ну надо ж этакой случиться неудаче! <text:line-break/>Видны дома, дымки видны. <text:line-break/>Доносится и запах — не иначе <text:line-break/>Пекут блины (Был к запахам в тот миг <text:line-break/>Философ чуток, <text:line-break/>Поскольку голодал уж больше суток), <text:line-break/>Но вот беда: <text:line-break/>И там и сям — вода. <text:line-break/>В какую сторону здесь ближе к переходу?.. <text:line-break/>Тут окунул Философ палец в воду <text:line-break/>И с мыслью: «Не прошляпить бы блины», — <text:line-break/>Стал стаскивать штаны. <text:line-break/>Разделся. Но себе мыслитель верен! <text:line-break/>В штанах он или без штанов, — <text:line-break/>Порассуждать всегда готов: <text:line-break/>«Плыть или же не плыть?.. <text:line-break/>Конечно, я намерен <text:line-break/>Постичь умом любую глубину, <text:line-break/>Однако здесь вода... мутна и неприятна. </text:p>
          </table:table-cell>
        </table:table-row>
      </table:table>
      <text:p text:style-name="P19">310 </text:p>
      <text:p text:style-name="Horizontal_20_Line"/>
      <text:p text:style-name="P2"><text:bookmark text:name="s311"/></text:p>
      <table:table table:name="Table576" table:style-name="Table576">
        <table:table-column table:style-name="Table576.A"/>
        <table:table-row>
          <table:table-cell table:style-name="Table576.A1" office:value-type="string">
            <text:p text:style-name="P14">Допустим, я в нее нырну, <text:line-break/>Но вынырну ль обратно? <text:line-break/>Нет, эта глубь, по видимости всей, <text:line-break/>Не для философов, а лишь для карасей!..» <text:line-break/>Раздумий цепь была бы длинной, <text:line-break/>Но тут раздался рев ослиный: <text:line-break/>Невдалеке <text:line-break/>Осел трусил к реке. <text:line-break/>Вот спрыгнул в воду он и храбро — на середку <text:line-break/>(Где речка, надо думать, глубока), <text:line-break/>Там промочил водицей глотку <text:line-break/>И ну хвостом кропить бока... <text:line-break/>Философ, онемев, глядит недоуменно: <text:line-break/>Так вот какая здесь река! <text:line-break/>Вся глубина — Ослу лишь по колено. <text:line-break/>С произведеньем встретившись туманным, <text:line-break/>Бго сравнить подчас мы склонны с океаном, <text:line-break/>Хоть не от глуби в нем не видим дна, <text:line-break/>А оттого, что там — лишь муть одна. </text:p>
            <text:p text:style-name="Text_20_Body.sma"><text:span text:style-name="T2">1963</text:span> </text:p>
          </table:table-cell>
        </table:table-row>
      </table:table>
      <text:p text:style-name="P1"><text:soft-page-break/>МИХАСЬ ЧАРОТ <text:line-break/>(1896-1938) <text:line-break/><text:span text:style-name="T2">С белорусского</text:span> </text:p>
      <text:h text:style-name="P23" text:outline-level="3">ПЕСНЯ БЕЛОРУСА</text:h>
      <table:table table:name="Table606" table:style-name="Table606">
        <table:table-column table:style-name="Table606.A"/>
        <table:table-row>
          <table:table-cell table:style-name="Table606.A1" office:value-type="string">
            <text:p text:style-name="Table_20_Contents">Не осенний вихрь уныло <text:line-break/>Воет-завывает — <text:line-break/>Белорус о крае милом <text:line-break/>Грустно вапевает. <text:line-break/>В каждой песне безответной <text:line-break/>Проклинает долю, <text:line-break/>Жить не хочет в муке этой, <text:line-break/>Рвется он на волю. <text:line-break/>Песня пусть звенит сильнее <text:line-break/>О нашей недоле, <text:line-break/>Может, люди пожалеют, <text:line-break/>Дадут хлеба-соли. <text:line-break/>Эх, подачек нам не нужно, <text:line-break/>Вас просить не будем, </text:p>
          </table:table-cell>
        </table:table-row>
      </table:table>
      <text:p text:style-name="P19">325 </text:p>
      <text:p text:style-name="Horizontal_20_Line"/>
      <text:p text:style-name="P2"><text:bookmark text:name="s326"/></text:p>
      <table:table table:name="Table607" table:style-name="Table607">
        <table:table-column table:style-name="Table607.A"/>
        <table:table-row>
          <table:table-cell table:style-name="Table607.A1" office:value-type="string">
            <text:p text:style-name="P14">Сгинут тучи по окружью, <text:line-break/>Сами все добудем. <text:line-break/>Сгинут тучи, сникнут тучи, <text:line-break/>Солнце заиграет, <text:line-break/>Выйдем мы семьей могучей, <text:line-break/>Песню запевая. <text:line-break/>Пусть услышат лес и поле <text:line-break/>На всем белом свете, <text:line-break/>Что живут уже на воле <text:line-break/>Лучшей доли дети. <text:line-break/>Хватит плакать над судьбою, <text:line-break/>Брат мой, плакать хватит, <text:line-break/>Хоть смеются над тобою <text:line-break/>В твоей даже хате. <text:line-break/>Верь, настанет час-година — <text:line-break/>Смех свой враг забудет: <text:line-break/>Ему будет домовина, <text:line-break/>А мы жить все будем. </text:p>
            <text:p text:style-name="Text_20_Body.sma"><text:span text:style-name="T2">1919</text:span> </text:p>
          </table:table-cell>
        </table:table-row>
      </table:table>
      <text:p text:style-name="P19">* * * </text:p>
      <table:table table:name="Table608" table:style-name="Table608">
        <table:table-column table:style-name="Table608.A"/>
        <table:table-row>
          <table:table-cell table:style-name="Table608.A1" office:value-type="string">
            <text:p text:style-name="P14">Затихла буря, и солнце глянет <text:line-break/>Над милым краем болот и нив, <text:line-break/>Наш край свободный к жизни встанет <text:line-break/>И миру скажет всему, что жив! </text:p>
            <text:p text:style-name="P14">Пусть стонет, плачет, пусть он томится, <text:line-break/>Слезами моет разделов след, — <text:line-break/>Как сильным станет, он в бой помчится, <text:line-break/>О кривде скажет на целый свет. </text:p>
            <text:p text:style-name="P14"><text:soft-page-break/>Пусть их смеются и пусть не верят, <text:line-break/>Что ты, могучий, сметешь их всех, <text:line-break/>Мужик-работник сам будет мерить <text:line-break/>Свою всю землю без их помех. </text:p>
            <text:p text:style-name="P14">Так встань же дружно за нивы, хаты, <text:line-break/>За край, где лил ты и кровь и пот... <text:line-break/>Орлам на смену идут орлята, <text:line-break/>Они — могучий страны оплот. </text:p>
            <text:p text:style-name="Text_20_Body.sma"><text:span text:style-name="T2">1922</text:span> </text:p>
          </table:table-cell>
        </table:table-row>
      </table:table>
      <text:p text:style-name="P19">326 </text:p>
      <text:p text:style-name="Horizontal_20_Line"/>
      <text:p text:style-name="P19"><text:bookmark text:name="s327"/>* * * </text:p>
      <table:table table:name="Table609" table:style-name="Table609">
        <table:table-column table:style-name="Table609.A"/>
        <table:table-row>
          <table:table-cell table:style-name="Table609.A1" office:value-type="string">
            <text:p text:style-name="P14">Я в жизни радость рассыпаю <text:line-break/>И песнями и словом — <text:line-break/>Мое ведь сердце расцветает <text:line-break/>Лучом весенним, новым. </text:p>
            <text:p text:style-name="P14">Бывает: что-нибудь коснется, <text:line-break/>Суровое такое, <text:line-break/>Как будто черный ворон вьется, — <text:line-break/>Я и тогда спокоен. </text:p>
            <text:p text:style-name="P14">Ни друг, ни враг мой не разрушат <text:line-break/>Моей глубокой веры. <text:line-break/>На свете много криводушных, <text:line-break/>К чему искать примеры. </text:p>
            <text:p text:style-name="P14">Бывает так, что стелют гладко, <text:line-break/>А как нам жестко спится. <text:line-break/>От них далёко правда-матка — <text:line-break/>Как за морем синица. </text:p>
            <text:p text:style-name="P14">К чему сводить мне с ними счеты, <text:line-break/>Ведь я их презираю. <text:line-break/>Отбросив все, я их заботы <text:line-break/>Все к черту посылаю. </text:p>
            <text:p text:style-name="P14">Я в жизни радость рассыпаю <text:line-break/>И песнями и словом, <text:line-break/>Мое ведь сердце расцветает <text:line-break/>Лучом весенним, новым. </text:p>
            <text:p text:style-name="Text_20_Body.sma"><text:span text:style-name="T2">1928</text:span> </text:p>
          </table:table-cell>
        </table:table-row>
      </table:table>
      <text:p text:style-name="P1"><text:bookmark text:name="s581"/>ПЕТРО ГЛЕБКА <text:line-break/>(1905-1969) <text:line-break/><text:span text:style-name="T2">С белорусского</text:span> </text:p>
      <text:p text:style-name="P19">* * * </text:p>
      <table:table table:name="Table1110" table:style-name="Table1110">
        <table:table-column table:style-name="Table1110.A"/>
        <table:table-row>
          <table:table-cell table:style-name="Table1110.A1" office:value-type="string">
            <text:p text:style-name="P14">Зачем гадать, мечтая о далеком, <text:line-break/>Тому, кто в жизнь не верит всей душой? <text:line-break/><text:soft-page-break/>Нальется яблоня румяным соком <text:line-break/>И зашумит весеннею листвой. </text:p>
            <text:p text:style-name="P14">Но не собрать ей листьев, что опали, <text:line-break/>И не вернуть увядших лепестков. <text:line-break/>Лишь звезды те же, что всегда сверкали, <text:line-break/>Да неба синь сквозь дымку облаков. </text:p>
            <text:p text:style-name="P14">Как месяц молодой, гляжу на эемлю, — <text:line-break/>Я разгадать грядущий день пришел: <text:line-break/>Лишь тот мечтает, будущему внемля, <text:line-break/>Кто верит в современное душой. </text:p>
            <text:p text:style-name="Text_20_Body.sma"><text:span text:style-name="T2">1925</text:span> </text:p>
          </table:table-cell>
        </table:table-row>
      </table:table>
      <text:h text:style-name="P23" text:outline-level="3">ЯГОДЫ</text:h>
      <table:table table:name="Table1111" table:style-name="Table1111">
        <table:table-column table:style-name="Table1111.A"/>
        <table:table-row>
          <table:table-cell table:style-name="Table1111.A1" office:value-type="string">
            <text:p text:style-name="P14">Каким он выдался счастливым <text:line-break/>И урожайным — этот год! <text:line-break/>В саду — крыжовник, зреют сливы, <text:line-break/>Клубники полон огород. </text:p>
            <text:p text:style-name="P14">Пустырь вчерашний, никудышный, <text:line-break/>И тот плоды приносит вдруг: <text:line-break/>Черешни дикие и вишни, <text:line-break/>Аж ветки ломятся вокруг. </text:p>
            <text:p text:style-name="P14">Над самой речкой, средь крушины, <text:line-break/>Сплошной смородиновый рай, <text:line-break/>И цепкие кусты ожины <text:line-break/>Зовут: — Иди и собирай! </text:p>
          </table:table-cell>
        </table:table-row>
      </table:table>
      <text:p text:style-name="P19">581 </text:p>
      <text:p text:style-name="Horizontal_20_Line"/>
      <text:p text:style-name="P2"><text:bookmark text:name="s582"/></text:p>
      <table:table table:name="Table1112" table:style-name="Table1112">
        <table:table-column table:style-name="Table1112.A"/>
        <table:table-row>
          <table:table-cell table:style-name="Table1112.A1" office:value-type="string">
            <text:p text:style-name="P14">Ах, что за ягоды лесные! <text:line-break/>Полянки щедро зацвели, <text:line-break/>Когда весенний луч впервые <text:line-break/>Коснулся утренней вемли. </text:p>
            <text:p text:style-name="P14">Сперва возникла земляника, <text:line-break/>Вся розовая, вся в росе, <text:line-break/>А там, средь вереска, гляди-ка, — <text:line-break/>Черника в сумрачной красе. </text:p>
            <text:p text:style-name="P14">К исходу сладостной малины <text:line-break/>Готовит лето новый взрыв, <text:line-break/>Все боровые луговины <text:line-break/>Брусничной завязью покрыв. </text:p>
            <text:p text:style-name="P14">А на болотистой поляне — <text:line-break/>Багрянец клюквенной поры. <text:line-break/>И следом — позднее пыланье, <text:line-break/>Рябин осенние костры. </text:p>
            <text:p text:style-name="P14">Каким он выдался счастливым <text:line-break/><text:soft-page-break/>И урожайным — этот год. <text:line-break/>Под стать неистощимым нивам <text:line-break/>И сад, и лес, и огород. </text:p>
            <text:p text:style-name="Text_20_Body.sma"><text:span text:style-name="T2">1940</text:span> </text:p>
          </table:table-cell>
        </table:table-row>
      </table:table>
      <text:h text:style-name="P23" text:outline-level="3">УПОРСТВО</text:h>
      <table:table table:name="Table1113" table:style-name="Table1113">
        <table:table-column table:style-name="Table1113.A"/>
        <table:table-row>
          <table:table-cell table:style-name="Table1113.A1" office:value-type="string">
            <text:p text:style-name="P14">Идут кровавые бои — <text:line-break/>сильней день ото дня. <text:line-break/>Четвертый день друзья мои <text:line-break/>на линии огня. </text:p>
            <text:p text:style-name="P14">На них два раза танки шли, <text:line-break/>засыпали землей. <text:line-break/>Они восстали из земли <text:line-break/>и снова рвутся в бой. </text:p>
            <text:p text:style-name="P14">Они врага отбросят вспять <text:line-break/>и долг исполнят свой, <text:line-break/>пока стоит за эту пядь <text:line-break/>хотя б один живой. </text:p>
            <text:p text:style-name="Text_20_Body.sma"><text:span text:style-name="T2">1941</text:span> </text:p>
          </table:table-cell>
        </table:table-row>
      </table:table>
      <text:p text:style-name="P19">582 </text:p>
      <text:p text:style-name="Horizontal_20_Line"/>
      <text:h text:style-name="P23" text:outline-level="3"><text:bookmark text:name="s583"/>СМЕРТЬ СОЛДАТА</text:h>
      <table:table table:name="Table1114" table:style-name="Table1114">
        <table:table-column table:style-name="Table1114.A"/>
        <table:table-row>
          <table:table-cell table:style-name="Table1114.A1" office:value-type="string">
            <text:p text:style-name="P14">На ратном поле умирал солдат, <text:line-break/>Он смело дрался до последней пули, <text:line-break/>Его друзья уже навек уснули, <text:line-break/>Теперь он замыкал их скорбный ряд. </text:p>
            <text:p text:style-name="P14">Он тихо отходил — обрел покой, <text:line-break/>Высокое исполнил назначенье. <text:line-break/>Враги лежали тоже без движенья — <text:line-break/>Он целил в каски снайперской рукой. </text:p>
            <text:p text:style-name="P14">И жаждал человек в свой смертный срок <text:line-break/>Ладонью тронуть стебелек зеленый, <text:line-break/>Не пулями, но солнцем опаленный. <text:line-break/>Услышать леса мирный говорок. </text:p>
            <text:p text:style-name="P14">Да только пусто было перед ним — <text:line-break/>Трава пожухла, сосны почернели, <text:line-break/>Сраженные, как он, лежали ели, <text:line-break/>И над землей клубился горький дым. </text:p>
            <text:p text:style-name="P14">Но как в былинах у слепых певцов, <text:line-break/>Собрав остаток богатырской силы, <text:line-break/>Очнулся воин на краю могилы <text:line-break/>И обратился к небесам лицом. </text:p>
            <text:p text:style-name="P14">Лазурь сгущалась и сближалась с ним, <text:line-break/><text:soft-page-break/>День поникал, и солнце умирало, <text:line-break/>За край земли неспешно уплывало — <text:line-break/>К могилам братским, к сыновьям своим. </text:p>
            <text:p text:style-name="P14">Но свет его бессмертный золотил <text:line-break/>Обугленное поле, павших лица <text:line-break/>Тревожил, даже черный дым светиться <text:line-break/>Заставил, — мертвый лагерь оживил. </text:p>
            <text:p text:style-name="P14">Вот солнце уже кануло на треть, <text:line-break/>Глаза в глаза солдата провожая. <text:line-break/>Как многозначна красота земная, <text:line-break/>Когда смогла украсить даже смерть. </text:p>
            <text:p text:style-name="P14">И губы остывавшие бойца <text:line-break/>Шептали: «Не вернусь домой, я знаю, <text:line-break/>Но снова расцветет страна родная, <text:line-break/>И верю я, что жизни нет конца». </text:p>
          </table:table-cell>
        </table:table-row>
      </table:table>
      <text:p text:style-name="P19">583 </text:p>
      <text:p text:style-name="Horizontal_20_Line"/>
      <text:p text:style-name="P2"><text:bookmark text:name="s584"/></text:p>
      <table:table table:name="Table1115" table:style-name="Table1115">
        <table:table-column table:style-name="Table1115.A"/>
        <table:table-row>
          <table:table-cell table:style-name="Table1115.A1" office:value-type="string">
            <text:p text:style-name="P14">Молю судьбу — дай мне такую смерть, <text:line-break/>Чтоб на краю разверзнутой могилы <text:line-break/>И мне хватило мудрости и силы <text:line-break/>В своей последней песне жизнь воспеть. </text:p>
            <text:p text:style-name="Text_20_Body.sma"><text:span text:style-name="T2">1944</text:span> </text:p>
          </table:table-cell>
        </table:table-row>
      </table:table>
      <text:h text:style-name="P23" text:outline-level="3">ВОЗВРАЩЕНИЕ</text:h>
      <table:table table:name="Table1116" table:style-name="Table1116">
        <table:table-column table:style-name="Table1116.A"/>
        <table:table-row>
          <table:table-cell table:style-name="Table1116.A1" office:value-type="string">
            <text:p text:style-name="P14">Ну вот и мы с тобою дома! <text:line-break/>За поворотом будет сад, <text:line-break/>А дальше — хаты. Нам знакомо <text:line-break/>Все это с давних лет, солдат! </text:p>
            <text:p text:style-name="P14">Сгустились сумерки, как прежде. <text:line-break/>Давай, земляк, пойдем быстрей. <text:line-break/>Веди нас, добрая надежда, <text:line-break/>К заветной хижине моей. </text:p>
            <text:p text:style-name="P14">Войной гонимые по свету, <text:line-break/>Мы помнили свой уголок, <text:line-break/>И, может, за три года ветер <text:line-break/>Замел следы солдатских ног. </text:p>
            <text:p text:style-name="P14">Но все тут нам давно знакомо: <text:line-break/>За поворотом будет сад, <text:line-break/>А дальше — хаты. Вот и дома! <text:line-break/>Но что такое? Стой, солдат! </text:p>
            <text:p text:style-name="P14">Иль заблудились мы с тобою? <text:line-break/>Иль ты, друг, лишнего хватил? <text:line-break/>Прибавим шагу. Что такое? <text:line-break/>Нет, здесь, я помню, садик был. </text:p>
            <text:p text:style-name="P14"><text:soft-page-break/>За ним вот тут стояла хата, <text:line-break/>Здесь тополя шумели в ряд... <text:line-break/>Коль смерть не тронула солдата, <text:line-break/>Так насмеялся лютый кат. </text:p>
            <text:p text:style-name="P14">Нам нет пристанища с тобою, <text:line-break/>Где были хаты — там пустырь, <text:line-break/>Крыльцо засыпано золою, <text:line-break/>Везде ольшаника кусты... </text:p>
          </table:table-cell>
        </table:table-row>
      </table:table>
      <text:p text:style-name="P19">584 </text:p>
      <text:p text:style-name="Horizontal_20_Line"/>
      <text:p text:style-name="P2"><text:bookmark text:name="s585"/></text:p>
      <table:table table:name="Table1117" table:style-name="Table1117">
        <table:table-column table:style-name="Table1117.A"/>
        <table:table-row>
          <table:table-cell table:style-name="Table1117.A1" office:value-type="string">
            <text:p text:style-name="P14">Каких примет нам не хватает? <text:line-break/>Я узнаю тебя, земля, <text:line-break/>В том, как звезда в ночи мерцает, <text:line-break/>Как пахнут свежестью поля. </text:p>
            <text:p text:style-name="P14">Нет, ошибиться мы не можем, <text:line-break/>Коль сердце дом свой узнает! <text:line-break/>Давай, земляк, мешок положим <text:line-break/>И отдохнем-ка у ворот. </text:p>
            <text:p text:style-name="P14">Где смерть пожаром бушевала, <text:line-break/>Раздуем тихий огонек, <text:line-break/>Портянки высушим сначала, <text:line-break/>В огонь поставим котелок. </text:p>
            <text:p text:style-name="P14">Чуть-чуть поспим, а на рассвете <text:line-break/>Я — за топор, а ты — за лом, <text:line-break/>Чтоб разобрать руины эти, <text:line-break/>Чтобы построить новый дом. </text:p>
            <text:p text:style-name="P14">И снова станет все знакомо: <text:line-break/>За поворотом будет сад, <text:line-break/>А дальше — хаты... Знаешь, дома <text:line-break/>И горевать легко, солдат! </text:p>
            <text:p text:style-name="Text_20_Body.sma"><text:span text:style-name="T2">1945</text:span> </text:p>
          </table:table-cell>
        </table:table-row>
      </table:table>
      <text:p text:style-name="P19">* * * </text:p>
      <table:table table:name="Table1118" table:style-name="Table1118">
        <table:table-column table:style-name="Table1118.A"/>
        <table:table-row>
          <table:table-cell table:style-name="Table1118.A1" office:value-type="string">
            <text:p text:style-name="P14">Я спал. И сны мои летели <text:line-break/>Неслышно в тишине ночной. <text:line-break/>А может, и на самом деле <text:line-break/>Сегодня ты была со мной. </text:p>
            <text:p text:style-name="P14">Я целовал живые руки, <text:line-break/>Заглядывал в глаза твои. <text:line-break/>В них отразились все разлуки, <text:line-break/>Дороги, тяготы, бои. </text:p>
            <text:p text:style-name="P14">И вот проснулся... Надо мною <text:line-break/>Стоит все та же тишина. <text:line-break/>В безлюдной роще дремлет хвоя <text:line-break/><text:soft-page-break/>Сияют клены у окна. </text:p>
          </table:table-cell>
        </table:table-row>
      </table:table>
      <text:p text:style-name="P19">585 </text:p>
      <text:p text:style-name="Horizontal_20_Line"/>
      <text:p text:style-name="P2"><text:bookmark text:name="s586"/></text:p>
      <table:table table:name="Table1119" table:style-name="Table1119">
        <table:table-column table:style-name="Table1119.A"/>
        <table:table-row>
          <table:table-cell table:style-name="Table1119.A1" office:value-type="string">
            <text:p text:style-name="P14">И я, неверующий, верю — <text:line-break/>Со мной была твоя душа. <text:line-break/>Как след находки и потери, <text:line-break/>В тетради — след карандаша. </text:p>
            <text:p text:style-name="Text_20_Body.sma"><text:span text:style-name="T2">1957</text:span> </text:p>
          </table:table-cell>
        </table:table-row>
      </table:table>
      <text:h text:style-name="P23" text:outline-level="3">РАДУГА</text:h>
      <table:table table:name="Table1120" table:style-name="Table1120">
        <table:table-column table:style-name="Table1120.A"/>
        <table:table-row>
          <table:table-cell table:style-name="Table1120.A1" office:value-type="string">
            <text:p text:style-name="P14">Лесок похвалялся <text:line-break/>Убором зеленым, <text:line-break/>А озеро — синим, <text:line-break/>А розы — червонным. </text:p>
            <text:p text:style-name="P14">Лишь радуга <text:line-break/>В споре была незаметна, <text:line-break/>Но вспыхнула после дождя <text:line-break/>Семицветно. </text:p>
            <text:p text:style-name="P14">Над лесом, над садом, <text:line-break/>Над озером ясным <text:line-break/>Блеснула зеленым, <text:line-break/>И синим, и красным. </text:p>
            <text:p text:style-name="Text_20_Body.sma"><text:span text:style-name="T2">1965</text:span>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Times New Roman', Helvetica"/>
    <style:font-face style:name="EB Garamond" svg:font-family="'EB Garamond'"/>
    <style:font-face style:name="Lato Black" svg:font-family="'Lato Black'"/>
    <style:font-face style:name="Times New Roman" svg:font-family="'Times New Roman', Times, serif"/>
    <style:font-face style:name="FreeSans" svg:font-family="FreeSans" style:font-family-generic="swiss"/>
    <style:font-face style:name="Noto Sans CJK SC Regular" svg:font-family="'Noto Sans CJK SC Regular'" style:font-family-generic="swiss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e" fo:country="BY" style:letter-kerning="true" style:font-name-asian="Noto Sans CJK SC Regular" style:font-size-asian="12pt" style:language-asian="zh" style:country-asian="CN" style:font-name-complex="FreeSan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e" fo:country="BY" style:font-name-asian="Noto Sans CJK SC Regular" style:font-size-asian="12pt" style:language-asian="zh" style:country-asian="CN" style:font-name-complex="Free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name="Arial" fo:font-family="Arial, 'Times New Roman', Helvetica" style:font-name-asian="Arial" style:font-family-asian="Arial, 'Times New Roman', Helvetica" style:font-name-complex="Arial" style:font-family-complex="Arial, 'Times New Roman', Helvetic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ato Black" fo:font-family="'Lato Black'" fo:font-size="14pt" style:font-name-asian="Noto Sans CJK SC Regular" style:font-family-asian="'Noto Sans CJK SC Regular'" style:font-family-generic-asian="swiss" style:font-size-asian="14pt" style:font-name-complex="FreeSans" style:font-family-complex="FreeSans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orphans="-46"/>
      <style:text-properties style:font-name="Arial" fo:font-family="Arial, 'Times New Roman', Helvetica" style:font-name-asian="Arial" style:font-family-asian="Arial, 'Times New Roman', Helvetica" style:font-name-complex="Arial" style:font-family-complex="Arial, 'Times New Roman', Helvetica"/>
    </style:style>
    <style:style style:name="List" style:family="paragraph" style:parent-style-name="Text_20_body" style:class="list">
      <style:text-properties style:font-name="EB Garamond" fo:font-family="'EB Garamond'" style:font-name-asian="Noto Sans CJK SC Regular" style:font-family-asian="'Noto Sans CJK SC Regular'" style:font-family-generic-asian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Noto Sans CJK SC Regular" style:font-family-asian="'Noto Sans CJK SC Regular'" style:font-family-generic-asian="swiss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Noto Sans CJK SC Regular" style:font-family-asian="'Noto Sans CJK SC Regular'" style:font-family-generic-asian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 fo:orphans="-46"/>
      <style:text-properties style:font-name="Times New Roman" fo:font-family="'Times New Roman', Times, serif" fo:font-size="24pt" fo:font-weight="normal" style:font-name-asian="Times New Roman" style:font-family-asian="'Times New Roman', Times, serif" style:font-size-asian="24pt" style:font-weight-asian="normal" style:font-name-complex="Times New Roman" style:font-family-complex="'Times New Roman', Times, serif" style:font-size-complex="24pt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 fo:orphans="-46"/>
      <style:text-properties style:font-name="Times New Roman" fo:font-family="'Times New Roman', Times, serif" fo:font-size="18pt" fo:font-weight="normal" style:font-name-asian="Times New Roman" style:font-family-asian="'Times New Roman', Times, serif" style:font-size-asian="18pt" style:font-weight-asian="normal" style:font-name-complex="Times New Roman" style:font-family-complex="'Times New Roman', Times, serif" style:font-size-complex="18pt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 fo:orphans="-46"/>
      <style:text-properties style:font-name="Times New Roman" fo:font-family="'Times New Roman', Times, serif" fo:font-size="14pt" fo:font-weight="normal" style:font-name-asian="Times New Roman" style:font-family-asian="'Times New Roman', Times, serif" style:font-size-asian="14pt" style:font-weight-asian="normal" style:font-name-complex="Times New Roman" style:font-family-complex="'Times New Roman', Times, serif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 fo:orphans="-46"/>
      <style:text-properties style:font-name="Times New Roman" fo:font-family="'Times New Roman', Times, serif" fo:font-size="12pt" fo:font-weight="bold" style:font-name-asian="Times New Roman" style:font-family-asian="'Times New Roman', Times, serif" style:font-size-asian="12pt" style:font-weight-asian="bold" style:font-name-complex="Times New Roman" style:font-family-complex="'Times New Roman', Times, serif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 fo:orphans="-46"/>
      <style:text-properties style:font-name="Times New Roman" fo:font-family="'Times New Roman', Times, serif" fo:font-size="10pt" fo:font-weight="bold" style:font-name-asian="Times New Roman" style:font-family-asian="'Times New Roman', Times, serif" style:font-size-asian="10pt" style:font-weight-asian="bold" style:font-name-complex="Times New Roman" style:font-family-complex="'Times New Roman', Times, serif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.sma" style:display-name="Text Body.sma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.nrm" style:display-name="Text Body.nrm" style:family="paragraph" style:parent-style-name="Text_20_body">
      <style:paragraph-properties fo:text-align="justify" style:justify-single-word="false"/>
    </style:style>
    <style:style style:name="Text_20_Body.nrp" style:display-name="Text Body.nrp" style:family="paragraph" style:parent-style-name="Text_20_body">
      <style:paragraph-properties fo:text-align="justify" style:justify-single-word="false"/>
    </style:style>
    <style:style style:name="Text_20_Body.rzr" style:display-name="Text Body.rzr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fo:background-color="#ffffff" style:writing-mode="lr-tb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БВЛ № 179. Советская поэзия, т. 1.</dc:title>
    <meta:generator>LibreOffice/6.2.8.2$Linux_X86_64 LibreOffice_project/20$Build-2</meta:generator>
    <dc:date>2020-09-06T20:14:46.935732432</dc:date>
    <dc:creator>Žāle Mottahedin</dc:creator>
    <meta:editing-duration>PT4H19M55S</meta:editing-duration>
    <meta:editing-cycles>2</meta:editing-cycles>
    <meta:document-statistic meta:table-count="36" meta:image-count="3" meta:object-count="0" meta:page-count="18" meta:paragraph-count="191" meta:word-count="3004" meta:character-count="18608" meta:non-whitespace-character-count="14942"/>
  </office:meta>
</office:document-meta>
</file>